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justify" style:justify-single-word="false" fo:hyphenation-ladder-count="no-limit" fo:text-indent="2cm" style:auto-text-indent="false" fo:background-color="transparent" style:writing-mode="lr-tb"/>
      <style:text-properties style:font-name="Times New Roman" fo:font-size="12pt" officeooo:paragraph-rsid="001a5185" style:font-size-asian="12pt" style:font-size-complex="12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justify" style:justify-single-word="false" fo:hyphenation-ladder-count="no-limit" fo:text-indent="2cm" style:auto-text-indent="false" fo:background-color="transparent" style:writing-mode="lr-tb"/>
      <style:text-properties style:font-name="Times New Roman" fo:font-size="12pt" officeooo:paragraph-rsid="001f5f41" style:font-size-asian="12pt" style:font-size-complex="12pt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justify" style:justify-single-word="false" fo:hyphenation-ladder-count="no-limit" fo:text-indent="2cm" style:auto-text-indent="false" fo:background-color="transparent" style:writing-mode="lr-tb"/>
      <style:text-properties style:font-name="Times New Roman" fo:font-size="12pt" officeooo:rsid="001c677d" officeooo:paragraph-rsid="001c677d" style:font-size-asian="12pt" style:font-size-complex="12pt" fo:hyphenate="tru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justify" style:justify-single-word="false" fo:hyphenation-ladder-count="no-limit" fo:text-indent="2cm" style:auto-text-indent="false" fo:background-color="transparent" style:writing-mode="lr-tb"/>
      <style:text-properties style:font-name="Times New Roman" fo:font-size="12pt" officeooo:rsid="001d5f2e" officeooo:paragraph-rsid="001d5f2e" style:font-size-asian="12pt" style:font-size-complex="12pt" fo:hyphenate="tru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hyphenation-ladder-count="no-limit" fo:text-indent="2cm" style:auto-text-indent="false" style:page-number="auto" fo:background-color="transparent" style:writing-mode="lr-tb"/>
      <style:text-properties style:font-name="Times New Roman" fo:font-size="12pt" officeooo:paragraph-rsid="001a5185" style:font-size-asian="12pt" style:font-size-complex="12pt" fo:hyphenate="true" fo:hyphenation-remain-char-count="2" fo:hyphenation-push-char-count="2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justify" style:justify-single-word="false" fo:hyphenation-ladder-count="no-limit" fo:text-indent="2cm" style:auto-text-indent="false" fo:background-color="transparent" style:writing-mode="lr-tb"/>
      <style:text-properties style:font-name="Times New Roman" fo:font-size="12pt" officeooo:paragraph-rsid="0021ec37" style:font-size-asian="12pt" style:font-size-complex="12pt" fo:hyphenate="true" fo:hyphenation-remain-char-count="2" fo:hyphenation-push-char-count="2"/>
    </style:style>
    <style:style style:name="T1" style:family="text">
      <style:text-properties officeooo:rsid="001a5185"/>
    </style:style>
    <style:style style:name="T2" style:family="text">
      <style:text-properties officeooo:rsid="001b54a2"/>
    </style:style>
    <style:style style:name="T3" style:family="text">
      <style:text-properties officeooo:rsid="001d5f2e"/>
    </style:style>
    <style:style style:name="T4" style:family="text">
      <style:text-properties officeooo:rsid="001e0628"/>
    </style:style>
    <style:style style:name="T5" style:family="text">
      <style:text-properties officeooo:rsid="0021ec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JÉSSICA CARNEIRO DA SILVA</text:span>, cumprindo pena de <text:span text:style-name="T1">quinze anos, sete meses e vinte e quatro dias</text:span> de reclusão, em regime fechado, por delito<text:span text:style-name="T1">s</text:span> capitulado<text:span text:style-name="T1">s</text:span> no<text:span text:style-name="T1">s</text:span> art<text:span text:style-name="T1">s</text:span>. 33 e 35 da Lei 11.343/2006, requereu, através de advogad<text:span text:style-name="T1">o</text:span>, prisão domiciliar, alegando ter <text:span text:style-name="T1">cinco</text:span> filhos menores de doze anos de idade, que necessitam de seus cuidados, posto o genitor d<text:span text:style-name="T2">e um dos filhos</text:span> já ser falecido <text:span text:style-name="T2">e o de outro estar preso em regime fechado na Penitenciária Estadual de Alcaçuz</text:span>. Ademais, <text:span text:style-name="T2">alega que seu filho mais novo ainda está na fase de amamentação e foi diagnosticado com intolerância a lactose; bem como sua filha Ester Radassa está acometida de alergia de pele </text:span>(evento <text:span text:style-name="T2">6</text:span>).</text:p>
      <text:p text:style-name="P3">Além, requereu a apenada que seja revogada a determinação de expedição de mandada de prisão em seu desfavor, de modo que possa apresentar-se voluntariamente à Secretaria Judiciária da 1ª Vara Criminal da Comarca de Parnamirim para audiência de Justificação (eventos 6.1 e 8.1).</text:p>
      <text:p text:style-name="P1">Interveio o Ministério Público opinando pelo indeferimento (evento 1<text:span text:style-name="T3">3</text:span>).</text:p>
      <text:p text:style-name="P4">Anoto que a apenada evadiu do sistema prisional desde 01/01/2015, motivo pelo qual teve seu regime regredido provisoriamente para o fechado (evento 1.1, fl. 99, pv. 117).</text:p>
      <text:p text:style-name="P1">Relatados.</text:p>
      <text:p text:style-name="P1">O art. 117 da LEP somente autoriza a concessão de prisão domiciliar para condenado em regime aberto, nas hipóteses expressamente previstas: (a) condenado maior de 70 anos; (b) condenado acometido de doença grave; <text:span text:style-name="T3">(c)</text:span> condenada com filho menor ou deficiente físico ou mental; (d) condenada gestante.</text:p>
      <text:p text:style-name="P1">É cediço que a jurisprudência tem admitido a concessão de prisão domiciliar para condenados em regime fechado, mas somente em situações excepcionalíssimas, no caso de portadores de doença grave, quando comprovada a impossibilidade da assistência médica no estabelecimento prisional em que cumprem pena.</text:p>
      <text:p text:style-name="P1">In casu, verifica-se que a penitente não satisfaz os requisitos autorizadores para a concessão da prisão domiciliar, porquanto cumpr<text:span text:style-name="T4">ia</text:span> pena em regime fechado <text:span text:style-name="T4">quando foragiu, há mais de quatro anos,</text:span> e não comprovou estar acometida de doença grave.</text:p>
      <text:p text:style-name="P2">E, conquanto tenha <text:span text:style-name="T4">cinco</text:span> filhos menores de doze anos de idade, não comprovou que eles, necessitam imprescind<text:span text:style-name="T4">i</text:span>velmente <text:span text:style-name="T4">dos </text:span>seus cuidados, <text:span text:style-name="T4">haja vista residirem na casa da sua genitora, avó materna dos seus filhos; bem como a dermatose da sua filha Ester ser de fácil tratamento, conforme atestados anexos (eventos 6.12, 6.13 e 6.14). Ademais, o presídio feminino dispõe de berçário para os filhos das apenadas, possuindo ótima estrutura para suprir as necessidades das crianças, com total conforto.</text:span></text:p>
      <text:p text:style-name="P6">Ora, a concessão irrestrita de prisão domiciliar a condenadas com filhos menores contraria o sentido <text:span text:style-name="T5">d</text:span>o HC nº 143.541-SP, julgado pelo STF, que é o de proteger as crianças, quando tal necessidade se evidencia ausente. Fazê-lo significaria, na prática, inviabilizar o exercício do jus puniendi por parte do Estado em relação a grande número de criminosas, especialmente se já condenadas, criando uma nova categoria de impunidade.</text:p>
      <text:p text:style-name="P1">Ante o exposto, por se tratar de apenada e não de presa provisória, cujos <text:span text:style-name="T5">filhos estão inseridos em contexto familiar com a avó materna</text:span>, em consonância com o parecer ministerial, indefiro o pleito da defesa, que visava concessão de prisão domiciliar <text:span text:style-name="T5">e revogação do mandado de prisão</text:span>.</text:p>
      <text:p text:style-name="P1">P.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35:26.832000000</meta:creation-date>
    <dc:date>2019-10-22T11:16:28.722000000</dc:date>
    <meta:editing-duration>PT5M41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2" meta:word-count="509" meta:character-count="3239" meta:non-whitespace-character-count="2742"/>
  </office:meta>
</office:document-meta>
</file>